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52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3.325cm"/>
    </style:style>
    <style:style style:name="co5" style:family="table-column">
      <style:table-column-properties fo:break-before="auto" style:column-width="3.089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b2b2b2"/>
    </style:style>
    <style:style style:name="ce8" style:family="table-cell" style:parent-style-name="Default" style:data-style-name="N4">
      <style:table-cell-properties fo:background-color="#b2b2b2" style:text-align-source="fix" style:repeat-content="false"/>
      <style:paragraph-properties fo:text-align="start" fo:margin-left="0cm"/>
    </style:style>
    <style:style style:name="ce9" style:family="table-cell" style:parent-style-name="Default" style:data-style-name="N4">
      <style:table-cell-properties fo:background-color="#808080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dddddd"/>
    </style:style>
    <style:style style:name="ce14" style:family="table-cell" style:parent-style-name="Default" style:data-style-name="N3">
      <style:table-cell-properties fo:background-color="#dddddd" style:text-align-source="fix" style:repeat-content="false"/>
      <style:paragraph-properties fo:text-align="start" fo:margin-left="0cm"/>
    </style:style>
    <style:style style:name="ce15" style:family="table-cell" style:parent-style-name="Default" style:data-style-name="N4">
      <style:table-cell-properties fo:background-color="#dddddd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ichierAlgo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3" table:default-cell-style-name="ce10"/>
        <table:table-column table:style-name="co5" table:default-cell-style-name="ce6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minorant</text:p>
          </table:table-cell>
          <table:table-cell table:style-name="ce7" office:value-type="string" calcext:value-type="string">
            <text:p>temps algo 1</text:p>
          </table:table-cell>
          <table:table-cell table:style-name="ce11" office:value-type="string" calcext:value-type="string">
            <text:p>secteurs algo 1</text:p>
          </table:table-cell>
          <table:table-cell table:style-name="ce13" office:value-type="string" calcext:value-type="string">
            <text:p><text:s/>temps algo 2</text:p>
          </table:table-cell>
          <table:table-cell table:style-name="ce4" office:value-type="string" calcext:value-type="string">
            <text:p><text:s/>secteurs algo 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5178470611572" calcext:value-type="float">
            <text:p>0,02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0.148211240768433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0325202941895" calcext:value-type="float">
            <text:p>0,03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0.161240577697754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5803804397583" calcext:value-type="float">
            <text:p>0,03</text:p>
          </table:table-cell>
          <table:table-cell table:style-name="ce11" office:value-type="float" office:value="92" calcext:value-type="float">
            <text:p>92</text:p>
          </table:table-cell>
          <table:table-cell table:style-name="ce14" office:value-type="float" office:value="2.53702807426453" calcext:value-type="float">
            <text:p>3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9160995483398" calcext:value-type="float">
            <text:p>0,03</text:p>
          </table:table-cell>
          <table:table-cell table:style-name="ce11" office:value-type="float" office:value="58" calcext:value-type="float">
            <text:p>58</text:p>
          </table:table-cell>
          <table:table-cell table:style-name="ce14" office:value-type="float" office:value="1.16338896751404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6309509277344" calcext:value-type="float">
            <text:p>0,03</text:p>
          </table:table-cell>
          <table:table-cell table:style-name="ce11" office:value-type="float" office:value="45" calcext:value-type="float">
            <text:p>45</text:p>
          </table:table-cell>
          <table:table-cell table:style-name="ce15" office:value-type="float" office:value="1.1202974319458" calcext:value-type="float">
            <text:p>1,12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0681171417236" calcext:value-type="float">
            <text:p>0,0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0.23115086555481" calcext:value-type="float">
            <text:p>0,2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5069732666016" calcext:value-type="float">
            <text:p>0,0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0.252309560775757" calcext:value-type="float">
            <text:p>0,2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94682312011719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rchipel_10_10_10_2.txt_hard.txt</text:p>
          </table:table-cell>
          <table:table-cell table:style-name="ce5" office:value-type="string" calcext:value-type="string">
            <text:p>Impossible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255012512207" calcext:value-type="float">
            <text:p>0,00</text:p>
          </table:table-cell>
          <table:table-cell table:style-name="ce11" office:value-type="float" office:value="36" calcext:value-type="float">
            <text:p>36</text:p>
          </table:table-cell>
          <table:table-cell table:style-name="ce15" office:value-type="float" office:value="0.00274562835693359" calcext:value-type="float">
            <text:p>0,0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7" calcext:value-type="float">
            <text:p>37</text:p>
          </table:table-cell>
          <table:table-cell table:style-name="ce15" office:value-type="float" office:value="0.011845588684082" calcext:value-type="float">
            <text:p>0,0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0.00208401679992676" calcext:value-type="float">
            <text:p>0,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0.00211310386657715" calcext:value-type="float">
            <text:p>0,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85504150391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118312835693359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1397857666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123836994171143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30_30_2.txt_hard.txt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0.00162744522094727" calcext:value-type="float">
            <text:p>0,00</text:p>
          </table:table-cell>
          <table:table-cell table:style-name="ce11" office:value-type="float" office:value="110" calcext:value-type="float">
            <text:p>110</text:p>
          </table:table-cell>
          <table:table-cell table:style-name="ce15" office:value-type="float" office:value="0.204838514328003" calcext:value-type="float">
            <text:p>0,20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009346008301" calcext:value-type="float">
            <text:p>0,00</text:p>
          </table:table-cell>
          <table:table-cell table:style-name="ce11" office:value-type="float" office:value="56" calcext:value-type="float">
            <text:p>56</text:p>
          </table:table-cell>
          <table:table-cell table:style-name="ce15" office:value-type="float" office:value="0.0840356349945068" calcext:value-type="float">
            <text:p>0,0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17294692993164" calcext:value-type="float">
            <text:p>0,00</text:p>
          </table:table-cell>
          <table:table-cell table:style-name="ce11" office:value-type="float" office:value="52" calcext:value-type="float">
            <text:p>52</text:p>
          </table:table-cell>
          <table:table-cell table:style-name="ce15" office:value-type="float" office:value="0.0810160636901856" calcext:value-type="float">
            <text:p>0,08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009346008301" calcext:value-type="float">
            <text:p>0,0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0.0186762809753418" calcext:value-type="float">
            <text:p>0,0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85504150391" calcext:value-type="float">
            <text:p>0,0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0.0189535617828369" calcext:value-type="float">
            <text:p>0,0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69814252853394" calcext:value-type="float">
            <text:p>0,77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6.89139485359192" calcext:value-type="float">
            <text:p>6,8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10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862191915512085" calcext:value-type="float">
            <text:p>0,8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9.0779595375061" calcext:value-type="float">
            <text:p>9,0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851173400879" calcext:value-type="float">
            <text:p>0,0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248119831085205" calcext:value-type="float">
            <text:p>0,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832099914551" calcext:value-type="float">
            <text:p>0,0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250966548919678" calcext:value-type="float">
            <text:p>0,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36940383911133" calcext:value-type="float">
            <text:p>0,02</text:p>
          </table:table-cell>
          <table:table-cell table:style-name="ce11" office:value-type="float" office:value="29" calcext:value-type="float">
            <text:p>29</text:p>
          </table:table-cell>
          <table:table-cell table:style-name="ce15" office:value-type="float" office:value="0.55046534538269" calcext:value-type="float">
            <text:p>0,55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10013389587402" calcext:value-type="float">
            <text:p>0,0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488133430480957" calcext:value-type="float">
            <text:p>0,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9160785675049" calcext:value-type="float">
            <text:p>0,0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519390106201172" calcext:value-type="float">
            <text:p>0,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158522605896" calcext:value-type="float">
            <text:p>0,0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0478157997131348" calcext:value-type="float">
            <text:p>0,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9606628417969" calcext:value-type="float">
            <text:p>0,02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0497450828552246" calcext:value-type="float">
            <text:p>0,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100302696228027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99689102172852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_10_2.txt_hard.txt</text:p>
          </table:table-cell>
          <table:table-cell table:style-name="ce4" office:value-type="float" office:value="85" calcext:value-type="float">
            <text:p>85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84" calcext:value-type="float">
            <text:p>84</text:p>
          </table:table-cell>
          <table:table-cell table:style-name="ce15" office:value-type="float" office:value="0.019456148147583" calcext:value-type="float">
            <text:p>0,02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207328796387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819969177246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200819969177246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009346008301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219368934631348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30_30_2.txt_hard.txt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0.00199985504150391" calcext:value-type="float">
            <text:p>0,00</text:p>
          </table:table-cell>
          <table:table-cell table:style-name="ce11" office:value-type="float" office:value="32" calcext:value-type="float">
            <text:p>32</text:p>
          </table:table-cell>
          <table:table-cell table:style-name="ce15" office:value-type="float" office:value="0.042433500289917" calcext:value-type="float">
            <text:p>0,04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772285461426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377559661865234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7717514038086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213813781738281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99689102172852" calcext:value-type="float">
            <text:p>0,0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00463485717773438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3919410705566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76904296875" calcext:value-type="float">
            <text:p>0,0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699336767196655" calcext:value-type="float">
            <text:p>0,7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1.42681002616882" calcext:value-type="float">
            <text:p>1,4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2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65256404876709" calcext:value-type="float">
            <text:p>0,7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1.66473007202148" calcext:value-type="float">
            <text:p>1,6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9191780090332" calcext:value-type="float">
            <text:p>0,0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957329273223877" calcext:value-type="float">
            <text:p>0,1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0011215209961" calcext:value-type="float">
            <text:p>0,0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103511095046997" calcext:value-type="float">
            <text:p>0,1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50048637390137" calcext:value-type="float">
            <text:p>0,03</text:p>
          </table:table-cell>
          <table:table-cell table:style-name="ce11" office:value-type="float" office:value="84" calcext:value-type="float">
            <text:p>84</text:p>
          </table:table-cell>
          <table:table-cell table:style-name="ce15" office:value-type="float" office:value="2.17359185218811" calcext:value-type="float">
            <text:p>2,17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9965190887451" calcext:value-type="float">
            <text:p>0,02</text:p>
          </table:table-cell>
          <table:table-cell table:style-name="ce11" office:value-type="float" office:value="69" calcext:value-type="float">
            <text:p>69</text:p>
          </table:table-cell>
          <table:table-cell table:style-name="ce15" office:value-type="float" office:value="1.08943700790405" calcext:value-type="float">
            <text:p>1,0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6713161468506" calcext:value-type="float">
            <text:p>0,02</text:p>
          </table:table-cell>
          <table:table-cell table:style-name="ce11" office:value-type="float" office:value="42" calcext:value-type="float">
            <text:p>42</text:p>
          </table:table-cell>
          <table:table-cell table:style-name="ce15" office:value-type="float" office:value="1.04842972755432" calcext:value-type="float">
            <text:p>1,05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438709259033" calcext:value-type="float">
            <text:p>0,02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float" office:value="0.179787635803223" calcext:value-type="float">
            <text:p>0,1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0819454193115" calcext:value-type="float">
            <text:p>0,0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0.181595325469971" calcext:value-type="float">
            <text:p>0,1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200438499450684" calcext:value-type="float">
            <text:p>0,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374221801758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_10_2.txt_hard.txt</text:p>
          </table:table-cell>
          <table:table-cell table:style-name="ce4" office:value-type="float" office:value="74" calcext:value-type="float">
            <text:p>74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83" calcext:value-type="float">
            <text:p>83</text:p>
          </table:table-cell>
          <table:table-cell table:style-name="ce15" office:value-type="float" office:value="0.0142817497253418" calcext:value-type="float">
            <text:p>0,01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7" calcext:value-type="float">
            <text:p>37</text:p>
          </table:table-cell>
          <table:table-cell table:style-name="ce15" office:value-type="float" office:value="0.0061337947845459" calcext:value-type="float">
            <text:p>0,0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5" calcext:value-type="float">
            <text:p>35</text:p>
          </table:table-cell>
          <table:table-cell table:style-name="ce15" office:value-type="float" office:value="0.00564813613891602" calcext:value-type="float">
            <text:p>0,0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0.00200891494750977" calcext:value-type="float">
            <text:p>0,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326538085938" calcext:value-type="float">
            <text:p>0,0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0.00112533569335938" calcext:value-type="float">
            <text:p>0,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81861114502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00701045989990234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3782043457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00700139999389648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30_30_2.txt_hard.txt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0.00200080871582031" calcext:value-type="float">
            <text:p>0,00</text:p>
          </table:table-cell>
          <table:table-cell table:style-name="ce11" office:value-type="float" office:value="89" calcext:value-type="float">
            <text:p>89</text:p>
          </table:table-cell>
          <table:table-cell table:style-name="ce15" office:value-type="float" office:value="0.174911975860596" calcext:value-type="float">
            <text:p>0,17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40349769592285" calcext:value-type="float">
            <text:p>0,00</text:p>
          </table:table-cell>
          <table:table-cell table:style-name="ce11" office:value-type="float" office:value="68" calcext:value-type="float">
            <text:p>68</text:p>
          </table:table-cell>
          <table:table-cell table:style-name="ce15" office:value-type="float" office:value="0.0776281356811523" calcext:value-type="float">
            <text:p>0,08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723243713379" calcext:value-type="float">
            <text:p>0,00</text:p>
          </table:table-cell>
          <table:table-cell table:style-name="ce11" office:value-type="float" office:value="46" calcext:value-type="float">
            <text:p>46</text:p>
          </table:table-cell>
          <table:table-cell table:style-name="ce15" office:value-type="float" office:value="0.0764927864074707" calcext:value-type="float">
            <text:p>0,0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922584533691" calcext:value-type="float">
            <text:p>0,00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float" office:value="0.0135910511016846" calcext:value-type="float">
            <text:p>0,0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8353996276855" calcext:value-type="float">
            <text:p>0,0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0.0138492584228516" calcext:value-type="float">
            <text:p>0,0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38276720046997" calcext:value-type="float">
            <text:p>0,74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float" office:value="5.20981001853943" calcext:value-type="float">
            <text:p>5,2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chipel_5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829647779464722" calcext:value-type="float">
            <text:p>0,8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6.86496686935425" calcext:value-type="float">
            <text:p>6,8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66420841217041" calcext:value-type="float">
            <text:p>0,03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147879838943481" calcext:value-type="float">
            <text:p>0,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4654884338379" calcext:value-type="float">
            <text:p>0,03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163179397583008" calcext:value-type="float">
            <text:p>0,1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0_100_2.txt_hard.txt</text:p>
          </table:table-cell>
          <table:table-cell table:style-name="ce4" office:value-type="float" office:value="43" calcext:value-type="float">
            <text:p>43</text:p>
          </table:table-cell>
          <table:table-cell table:style-name="ce8" office:value-type="float" office:value="0.0255720615386963" calcext:value-type="float">
            <text:p>0,03</text:p>
          </table:table-cell>
          <table:table-cell table:style-name="ce11" office:value-type="float" office:value="90" calcext:value-type="float">
            <text:p>90</text:p>
          </table:table-cell>
          <table:table-cell table:style-name="ce15" office:value-type="float" office:value="2.58091878890991" calcext:value-type="float">
            <text:p>2,58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9200592041016" calcext:value-type="float">
            <text:p>0,02</text:p>
          </table:table-cell>
          <table:table-cell table:style-name="ce11" office:value-type="float" office:value="51" calcext:value-type="float">
            <text:p>51</text:p>
          </table:table-cell>
          <table:table-cell table:style-name="ce15" office:value-type="float" office:value="1.1695454120636" calcext:value-type="float">
            <text:p>1,17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5670547485352" calcext:value-type="float">
            <text:p>0,03</text:p>
          </table:table-cell>
          <table:table-cell table:style-name="ce11" office:value-type="float" office:value="42" calcext:value-type="float">
            <text:p>42</text:p>
          </table:table-cell>
          <table:table-cell table:style-name="ce15" office:value-type="float" office:value="1.15710043907166" calcext:value-type="float">
            <text:p>1,16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9831676483154" calcext:value-type="float">
            <text:p>0,02</text:p>
          </table:table-cell>
          <table:table-cell table:style-name="ce11" office:value-type="float" office:value="24" calcext:value-type="float">
            <text:p>24</text:p>
          </table:table-cell>
          <table:table-cell table:style-name="ce15" office:value-type="float" office:value="0.429935455322266" calcext:value-type="float">
            <text:p>0,4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9685516357422" calcext:value-type="float">
            <text:p>0,03</text:p>
          </table:table-cell>
          <table:table-cell table:style-name="ce11" office:value-type="float" office:value="23" calcext:value-type="float">
            <text:p>23</text:p>
          </table:table-cell>
          <table:table-cell table:style-name="ce15" office:value-type="float" office:value="0.459405183792114" calcext:value-type="float">
            <text:p>0,4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040435791016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18255615234375" calcext:value-type="float">
            <text:p>0,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troit_10_10_10_2.txt_hard.txt</text:p>
          </table:table-cell>
          <table:table-cell table:style-name="ce5" office:value-type="string" calcext:value-type="string">
            <text:p>Impossible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5" calcext:value-type="float">
            <text:p>25</text:p>
          </table:table-cell>
          <table:table-cell table:style-name="ce15" office:value-type="float" office:value="0.00437402725219727" calcext:value-type="float">
            <text:p>0,0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5" calcext:value-type="float">
            <text:p>25</text:p>
          </table:table-cell>
          <table:table-cell table:style-name="ce15" office:value-type="float" office:value="0.0041191577911377" calcext:value-type="float">
            <text:p>0,0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0.00212240219116211" calcext:value-type="float">
            <text:p>0,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0.00210189819335938" calcext:value-type="float">
            <text:p>0,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13074684143066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118417739868164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136833190918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125055313110352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30_30_2.txt_hard.txt</text:p>
          </table:table-cell>
          <table:table-cell table:style-name="ce4" office:value-type="float" office:value="43" calcext:value-type="float">
            <text:p>43</text:p>
          </table:table-cell>
          <table:table-cell table:style-name="ce8" office:value-type="float" office:value="0.00203609466552734" calcext:value-type="float">
            <text:p>0,00</text:p>
          </table:table-cell>
          <table:table-cell table:style-name="ce11" office:value-type="float" office:value="96" calcext:value-type="float">
            <text:p>96</text:p>
          </table:table-cell>
          <table:table-cell table:style-name="ce15" office:value-type="float" office:value="0.197149753570557" calcext:value-type="float">
            <text:p>0,2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5646286010742" calcext:value-type="float">
            <text:p>0,00</text:p>
          </table:table-cell>
          <table:table-cell table:style-name="ce11" office:value-type="float" office:value="48" calcext:value-type="float">
            <text:p>48</text:p>
          </table:table-cell>
          <table:table-cell table:style-name="ce15" office:value-type="float" office:value="0.0833914279937744" calcext:value-type="float">
            <text:p>0,0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7860565185547" calcext:value-type="float">
            <text:p>0,00</text:p>
          </table:table-cell>
          <table:table-cell table:style-name="ce11" office:value-type="float" office:value="45" calcext:value-type="float">
            <text:p>45</text:p>
          </table:table-cell>
          <table:table-cell table:style-name="ce15" office:value-type="float" office:value="0.0843570232391357" calcext:value-type="float">
            <text:p>0,0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8864936828613" calcext:value-type="float">
            <text:p>0,00</text:p>
          </table:table-cell>
          <table:table-cell table:style-name="ce11" office:value-type="float" office:value="24" calcext:value-type="float">
            <text:p>24</text:p>
          </table:table-cell>
          <table:table-cell table:style-name="ce15" office:value-type="float" office:value="0.0316016674041748" calcext:value-type="float">
            <text:p>0,0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10697746276855" calcext:value-type="float">
            <text:p>0,00</text:p>
          </table:table-cell>
          <table:table-cell table:style-name="ce11" office:value-type="float" office:value="23" calcext:value-type="float">
            <text:p>23</text:p>
          </table:table-cell>
          <table:table-cell table:style-name="ce15" office:value-type="float" office:value="0.0313384532928467" calcext:value-type="float">
            <text:p>0,0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52519369125366" calcext:value-type="float">
            <text:p>0,75</text:p>
          </table:table-cell>
          <table:table-cell table:style-name="ce11" office:value-type="float" office:value="24" calcext:value-type="float">
            <text:p>24</text:p>
          </table:table-cell>
          <table:table-cell table:style-name="ce15" office:value-type="float" office:value="12.7098922729492" calcext:value-type="float">
            <text:p>12,7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10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847410440444946" calcext:value-type="float">
            <text:p>0,85</text:p>
          </table:table-cell>
          <table:table-cell table:style-name="ce11" office:value-type="float" office:value="22" calcext:value-type="float">
            <text:p>22</text:p>
          </table:table-cell>
          <table:table-cell table:style-name="ce15" office:value-type="float" office:value="16.4300243854523" calcext:value-type="float">
            <text:p>16,4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09658145904541" calcext:value-type="float">
            <text:p>0,0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246016979217529" calcext:value-type="float">
            <text:p>0,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052471160889" calcext:value-type="float">
            <text:p>0,0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242624282836914" calcext:value-type="float">
            <text:p>0,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0_100_2.txt_hard.txt</text:p>
          </table:table-cell>
          <table:table-cell table:style-name="ce4" office:value-type="float" office:value="43" calcext:value-type="float">
            <text:p>43</text:p>
          </table:table-cell>
          <table:table-cell table:style-name="ce8" office:value-type="float" office:value="0.0227634906768799" calcext:value-type="float">
            <text:p>0,02</text:p>
          </table:table-cell>
          <table:table-cell table:style-name="ce11" office:value-type="float" office:value="48" calcext:value-type="float">
            <text:p>48</text:p>
          </table:table-cell>
          <table:table-cell table:style-name="ce15" office:value-type="float" office:value="1.23383522033691" calcext:value-type="float">
            <text:p>1,23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0868587493897" calcext:value-type="float">
            <text:p>0,0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703327655792236" calcext:value-type="float">
            <text:p>0,0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4744548797607" calcext:value-type="float">
            <text:p>0,0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508677959442139" calcext:value-type="float">
            <text:p>0,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6829986572266" calcext:value-type="float">
            <text:p>0,0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457110404968262" calcext:value-type="float">
            <text:p>0,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9253044128418" calcext:value-type="float">
            <text:p>0,0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0498185157775879" calcext:value-type="float">
            <text:p>0,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111961364746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0999689102172852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_10_2.txt_hard.txt</text:p>
          </table:table-cell>
          <table:table-cell table:style-name="ce4" office:value-type="float" office:value="56" calcext:value-type="float">
            <text:p>56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59" calcext:value-type="float">
            <text:p>59</text:p>
          </table:table-cell>
          <table:table-cell table:style-name="ce15" office:value-type="float" office:value="0.0111281871795654" calcext:value-type="float">
            <text:p>0,01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50585174560547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8353996276855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243902206420898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223922729492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19993782043457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30_30_2.txt_hard.txt</text:p>
          </table:table-cell>
          <table:table-cell table:style-name="ce4" office:value-type="float" office:value="43" calcext:value-type="float">
            <text:p>43</text:p>
          </table:table-cell>
          <table:table-cell table:style-name="ce8" office:value-type="float" office:value="0.00187349319458008" calcext:value-type="float">
            <text:p>0,00</text:p>
          </table:table-cell>
          <table:table-cell table:style-name="ce11" office:value-type="float" office:value="50" calcext:value-type="float">
            <text:p>50</text:p>
          </table:table-cell>
          <table:table-cell table:style-name="ce15" office:value-type="float" office:value="0.0920507907867432" calcext:value-type="float">
            <text:p>0,09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3847885131836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333285331726074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3990936279297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2960205078125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98973846435547" calcext:value-type="float">
            <text:p>0,0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00313520431518555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72747802734375" calcext:value-type="float">
            <text:p>0,0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00408601760864258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693000793457031" calcext:value-type="float">
            <text:p>0,6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1.41885232925415" calcext:value-type="float">
            <text:p>1,4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2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49425888061523" calcext:value-type="float">
            <text:p>0,7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1.5897855758667" calcext:value-type="float">
            <text:p>1,5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8290557861328" calcext:value-type="float">
            <text:p>0,0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1016845703125" calcext:value-type="float">
            <text:p>0,1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0097045898438" calcext:value-type="float">
            <text:p>0,0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100051403045654" calcext:value-type="float">
            <text:p>0,1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0_100_2.txt_hard.txt</text:p>
          </table:table-cell>
          <table:table-cell table:style-name="ce4" office:value-type="float" office:value="43" calcext:value-type="float">
            <text:p>43</text:p>
          </table:table-cell>
          <table:table-cell table:style-name="ce8" office:value-type="float" office:value="0.0237398147583008" calcext:value-type="float">
            <text:p>0,02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float" office:value="2.24601268768311" calcext:value-type="float">
            <text:p>2,25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956371307373" calcext:value-type="float">
            <text:p>0,02</text:p>
          </table:table-cell>
          <table:table-cell table:style-name="ce11" office:value-type="float" office:value="58" calcext:value-type="float">
            <text:p>58</text:p>
          </table:table-cell>
          <table:table-cell table:style-name="ce15" office:value-type="float" office:value="1.07309484481812" calcext:value-type="float">
            <text:p>1,07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653600692749" calcext:value-type="float">
            <text:p>0,03</text:p>
          </table:table-cell>
          <table:table-cell table:style-name="ce11" office:value-type="float" office:value="41" calcext:value-type="float">
            <text:p>41</text:p>
          </table:table-cell>
          <table:table-cell table:style-name="ce15" office:value-type="float" office:value="1.02760791778564" calcext:value-type="float">
            <text:p>1,03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4747657775879" calcext:value-type="float">
            <text:p>0,02</text:p>
          </table:table-cell>
          <table:table-cell table:style-name="ce11" office:value-type="float" office:value="24" calcext:value-type="float">
            <text:p>24</text:p>
          </table:table-cell>
          <table:table-cell table:style-name="ce15" office:value-type="float" office:value="0.36235785484314" calcext:value-type="float">
            <text:p>0,3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059623718262" calcext:value-type="float">
            <text:p>0,02</text:p>
          </table:table-cell>
          <table:table-cell table:style-name="ce11" office:value-type="float" office:value="23" calcext:value-type="float">
            <text:p>23</text:p>
          </table:table-cell>
          <table:table-cell table:style-name="ce15" office:value-type="float" office:value="0.386609792709351" calcext:value-type="float">
            <text:p>0,3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4689598083496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493431091309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27816200256348" calcext:value-type="float">
            <text:p>0,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troit_5_10_10_2.txt_hard.txt</text:p>
          </table:table-cell>
          <table:table-cell table:style-name="ce5" office:value-type="string" calcext:value-type="string">
            <text:p>Impossible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5" calcext:value-type="float">
            <text:p>25</text:p>
          </table:table-cell>
          <table:table-cell table:style-name="ce15" office:value-type="float" office:value="0.0046389102935791" calcext:value-type="float">
            <text:p>0,0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5" calcext:value-type="float">
            <text:p>25</text:p>
          </table:table-cell>
          <table:table-cell table:style-name="ce15" office:value-type="float" office:value="0.00400185585021973" calcext:value-type="float">
            <text:p>0,0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0.00107932090759277" calcext:value-type="float">
            <text:p>0,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0.0015716552734375" calcext:value-type="float">
            <text:p>0,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891494750977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0768256187438965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612640380859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0750327110290527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30_30_2.txt_hard.txt</text:p>
          </table:table-cell>
          <table:table-cell table:style-name="ce4" office:value-type="float" office:value="43" calcext:value-type="float">
            <text:p>43</text:p>
          </table:table-cell>
          <table:table-cell table:style-name="ce8" office:value-type="float" office:value="0.00199675559997559" calcext:value-type="float">
            <text:p>0,00</text:p>
          </table:table-cell>
          <table:table-cell table:style-name="ce11" office:value-type="float" office:value="87" calcext:value-type="float">
            <text:p>87</text:p>
          </table:table-cell>
          <table:table-cell table:style-name="ce15" office:value-type="float" office:value="0.172665596008301" calcext:value-type="float">
            <text:p>0,17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009346008301" calcext:value-type="float">
            <text:p>0,00</text:p>
          </table:table-cell>
          <table:table-cell table:style-name="ce11" office:value-type="float" office:value="57" calcext:value-type="float">
            <text:p>57</text:p>
          </table:table-cell>
          <table:table-cell table:style-name="ce15" office:value-type="float" office:value="0.0764985084533691" calcext:value-type="float">
            <text:p>0,0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6166229248" calcext:value-type="float">
            <text:p>0,00</text:p>
          </table:table-cell>
          <table:table-cell table:style-name="ce11" office:value-type="float" office:value="45" calcext:value-type="float">
            <text:p>45</text:p>
          </table:table-cell>
          <table:table-cell table:style-name="ce15" office:value-type="float" office:value="0.0752315521240234" calcext:value-type="float">
            <text:p>0,08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6166229248" calcext:value-type="float">
            <text:p>0,00</text:p>
          </table:table-cell>
          <table:table-cell table:style-name="ce11" office:value-type="float" office:value="23" calcext:value-type="float">
            <text:p>23</text:p>
          </table:table-cell>
          <table:table-cell table:style-name="ce15" office:value-type="float" office:value="0.0258088111877441" calcext:value-type="float">
            <text:p>0,0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826587677002" calcext:value-type="float">
            <text:p>0,00</text:p>
          </table:table-cell>
          <table:table-cell table:style-name="ce11" office:value-type="float" office:value="23" calcext:value-type="float">
            <text:p>23</text:p>
          </table:table-cell>
          <table:table-cell table:style-name="ce15" office:value-type="float" office:value="0.0271098613739014" calcext:value-type="float">
            <text:p>0,0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67475128173828" calcext:value-type="float">
            <text:p>0,77</text:p>
          </table:table-cell>
          <table:table-cell table:style-name="ce11" office:value-type="float" office:value="24" calcext:value-type="float">
            <text:p>24</text:p>
          </table:table-cell>
          <table:table-cell table:style-name="ce15" office:value-type="float" office:value="10.7673506736755" calcext:value-type="float">
            <text:p>10,7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troit_5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818320751190186" calcext:value-type="float">
            <text:p>0,82</text:p>
          </table:table-cell>
          <table:table-cell table:style-name="ce11" office:value-type="float" office:value="22" calcext:value-type="float">
            <text:p>22</text:p>
          </table:table-cell>
          <table:table-cell table:style-name="ce15" office:value-type="float" office:value="13.5750114917755" calcext:value-type="float">
            <text:p>13,5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334329605102539" calcext:value-type="float">
            <text:p>0,03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152904510498047" calcext:value-type="float">
            <text:p>0,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65169143676758" calcext:value-type="float">
            <text:p>0,03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163454294204712" calcext:value-type="float">
            <text:p>0,1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66637802124023" calcext:value-type="float">
            <text:p>0,03</text:p>
          </table:table-cell>
          <table:table-cell table:style-name="ce11" office:value-type="float" office:value="89" calcext:value-type="float">
            <text:p>89</text:p>
          </table:table-cell>
          <table:table-cell table:style-name="ce15" office:value-type="float" office:value="2.6734447479248" calcext:value-type="float">
            <text:p>2,67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6798992156982" calcext:value-type="float">
            <text:p>0,02</text:p>
          </table:table-cell>
          <table:table-cell table:style-name="ce11" office:value-type="float" office:value="67" calcext:value-type="float">
            <text:p>67</text:p>
          </table:table-cell>
          <table:table-cell table:style-name="ce15" office:value-type="float" office:value="1.34431338310242" calcext:value-type="float">
            <text:p>1,34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69989967346191" calcext:value-type="float">
            <text:p>0,03</text:p>
          </table:table-cell>
          <table:table-cell table:style-name="ce11" office:value-type="float" office:value="55" calcext:value-type="float">
            <text:p>55</text:p>
          </table:table-cell>
          <table:table-cell table:style-name="ce15" office:value-type="float" office:value="1.30472207069397" calcext:value-type="float">
            <text:p>1,3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9992141723633" calcext:value-type="float">
            <text:p>0,02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0.343625783920288" calcext:value-type="float">
            <text:p>0,34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63218879699707" calcext:value-type="float">
            <text:p>0,03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float" office:value="0.367542505264282" calcext:value-type="float">
            <text:p>0,3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48272514343262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08456611633301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_10_2.txt_hard.txt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70" calcext:value-type="float">
            <text:p>70</text:p>
          </table:table-cell>
          <table:table-cell table:style-name="ce15" office:value-type="float" office:value="0.0143086910247803" calcext:value-type="float">
            <text:p>0,0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8" calcext:value-type="float">
            <text:p>28</text:p>
          </table:table-cell>
          <table:table-cell table:style-name="ce15" office:value-type="float" office:value="0.00449800491333008" calcext:value-type="float">
            <text:p>0,0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8" calcext:value-type="float">
            <text:p>28</text:p>
          </table:table-cell>
          <table:table-cell table:style-name="ce15" office:value-type="float" office:value="0.00459885597229004" calcext:value-type="float">
            <text:p>0,0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float" office:value="0.00231385231018066" calcext:value-type="float">
            <text:p>0,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float" office:value="0.00200009346008301" calcext:value-type="float">
            <text:p>0,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5373764038086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115547180175781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3200511932373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125470161437988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30_3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0204968452453613" calcext:value-type="float">
            <text:p>0,00</text:p>
          </table:table-cell>
          <table:table-cell table:style-name="ce11" office:value-type="float" office:value="109" calcext:value-type="float">
            <text:p>109</text:p>
          </table:table-cell>
          <table:table-cell table:style-name="ce15" office:value-type="float" office:value="0.206245422363281" calcext:value-type="float">
            <text:p>0,2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3943252563477" calcext:value-type="float">
            <text:p>0,00</text:p>
          </table:table-cell>
          <table:table-cell table:style-name="ce11" office:value-type="float" office:value="55" calcext:value-type="float">
            <text:p>55</text:p>
          </table:table-cell>
          <table:table-cell table:style-name="ce15" office:value-type="float" office:value="0.0846133232116699" calcext:value-type="float">
            <text:p>0,0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21061706542969" calcext:value-type="float">
            <text:p>0,00</text:p>
          </table:table-cell>
          <table:table-cell table:style-name="ce11" office:value-type="float" office:value="53" calcext:value-type="float">
            <text:p>53</text:p>
          </table:table-cell>
          <table:table-cell table:style-name="ce15" office:value-type="float" office:value="0.0848343372344971" calcext:value-type="float">
            <text:p>0,0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1201438903809" calcext:value-type="float">
            <text:p>0,0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0.0189774036407471" calcext:value-type="float">
            <text:p>0,0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23858451843262" calcext:value-type="float">
            <text:p>0,0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0.0192766189575195" calcext:value-type="float">
            <text:p>0,0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68792629241943" calcext:value-type="float">
            <text:p>0,77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10.1745400428772" calcext:value-type="float">
            <text:p>10,1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10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866104602813721" calcext:value-type="float">
            <text:p>0,87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float" office:value="13.4682905673981" calcext:value-type="float">
            <text:p>13,4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1812725067139" calcext:value-type="float">
            <text:p>0,0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232441425323486" calcext:value-type="float">
            <text:p>0,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0075588226318" calcext:value-type="float">
            <text:p>0,0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245914459228516" calcext:value-type="float">
            <text:p>0,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40013599395752" calcext:value-type="float">
            <text:p>0,02</text:p>
          </table:table-cell>
          <table:table-cell table:style-name="ce11" office:value-type="float" office:value="35" calcext:value-type="float">
            <text:p>35</text:p>
          </table:table-cell>
          <table:table-cell table:style-name="ce15" office:value-type="float" office:value="0.163486480712891" calcext:value-type="float">
            <text:p>0,16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19259262084961" calcext:value-type="float">
            <text:p>0,0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489892959594727" calcext:value-type="float">
            <text:p>0,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1060981750488" calcext:value-type="float">
            <text:p>0,0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509083271026611" calcext:value-type="float">
            <text:p>0,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11434364318848" calcext:value-type="float">
            <text:p>0,0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0468959808349609" calcext:value-type="float">
            <text:p>0,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152606964111" calcext:value-type="float">
            <text:p>0,0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506162643432617" calcext:value-type="float">
            <text:p>0,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100159645080566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_10_2.txt_hard.txt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0" calcext:value-type="float">
            <text:p>30</text:p>
          </table:table-cell>
          <table:table-cell table:style-name="ce15" office:value-type="float" office:value="0.00579094886779785" calcext:value-type="float">
            <text:p>0,0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10530853271484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772285461426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101137161254883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99689102172852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101089477539063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30_3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0111675262451172" calcext:value-type="float">
            <text:p>0,00</text:p>
          </table:table-cell>
          <table:table-cell table:style-name="ce11" office:value-type="float" office:value="30" calcext:value-type="float">
            <text:p>30</text:p>
          </table:table-cell>
          <table:table-cell table:style-name="ce15" office:value-type="float" office:value="0.041940450668335" calcext:value-type="float">
            <text:p>0,04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16531753540039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504565238952637" calcext:value-type="float">
            <text:p>0,0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13122367858887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00539875030517578" calcext:value-type="float">
            <text:p>0,0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25830078125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276684761047363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1397857666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296831130981445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06076383590698" calcext:value-type="float">
            <text:p>0,7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1.45001840591431" calcext:value-type="float">
            <text:p>1,4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2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58181810379028" calcext:value-type="float">
            <text:p>0,7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1.63967418670654" calcext:value-type="float">
            <text:p>1,6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9241847991943" calcext:value-type="float">
            <text:p>0,02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093867301940918" calcext:value-type="float">
            <text:p>0,0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67221927642822" calcext:value-type="float">
            <text:p>0,03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103670120239258" calcext:value-type="float">
            <text:p>0,1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5177001953125" calcext:value-type="float">
            <text:p>0,03</text:p>
          </table:table-cell>
          <table:table-cell table:style-name="ce11" office:value-type="float" office:value="82" calcext:value-type="float">
            <text:p>82</text:p>
          </table:table-cell>
          <table:table-cell table:style-name="ce15" office:value-type="float" office:value="2.26730179786682" calcext:value-type="float">
            <text:p>2,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801105499268" calcext:value-type="float">
            <text:p>0,02</text:p>
          </table:table-cell>
          <table:table-cell table:style-name="ce11" office:value-type="float" office:value="71" calcext:value-type="float">
            <text:p>71</text:p>
          </table:table-cell>
          <table:table-cell table:style-name="ce15" office:value-type="float" office:value="1.23577976226807" calcext:value-type="float">
            <text:p>1,24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0283012390137" calcext:value-type="float">
            <text:p>0,02</text:p>
          </table:table-cell>
          <table:table-cell table:style-name="ce11" office:value-type="float" office:value="53" calcext:value-type="float">
            <text:p>53</text:p>
          </table:table-cell>
          <table:table-cell table:style-name="ce15" office:value-type="float" office:value="1.18720602989197" calcext:value-type="float">
            <text:p>1,1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004787445068" calcext:value-type="float">
            <text:p>0,02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0.278260469436646" calcext:value-type="float">
            <text:p>0,2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08544921875" calcext:value-type="float">
            <text:p>0,03</text:p>
          </table:table-cell>
          <table:table-cell table:style-name="ce11" office:value-type="float" office:value="18" calcext:value-type="float">
            <text:p>18</text:p>
          </table:table-cell>
          <table:table-cell table:style-name="ce15" office:value-type="float" office:value="0.29785943031311" calcext:value-type="float">
            <text:p>0,3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58977508544922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00255012512207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07526779174805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_10_2.txt_hard.txt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72" calcext:value-type="float">
            <text:p>72</text:p>
          </table:table-cell>
          <table:table-cell table:style-name="ce15" office:value-type="float" office:value="0.011399507522583" calcext:value-type="float">
            <text:p>0,01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7" calcext:value-type="float">
            <text:p>27</text:p>
          </table:table-cell>
          <table:table-cell table:style-name="ce15" office:value-type="float" office:value="0.00316691398620605" calcext:value-type="float">
            <text:p>0,0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6" calcext:value-type="float">
            <text:p>26</text:p>
          </table:table-cell>
          <table:table-cell table:style-name="ce15" office:value-type="float" office:value="0.00407671928405762" calcext:value-type="float">
            <text:p>0,0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99927520751953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0117063522338867" calcext:value-type="float">
            <text:p>0,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843811035156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0759339332580566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819969177246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0765728950500488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30_3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019981861114502" calcext:value-type="float">
            <text:p>0,00</text:p>
          </table:table-cell>
          <table:table-cell table:style-name="ce11" office:value-type="float" office:value="86" calcext:value-type="float">
            <text:p>86</text:p>
          </table:table-cell>
          <table:table-cell table:style-name="ce15" office:value-type="float" office:value="0.168877124786377" calcext:value-type="float">
            <text:p>0,17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970268249512" calcext:value-type="float">
            <text:p>0,00</text:p>
          </table:table-cell>
          <table:table-cell table:style-name="ce11" office:value-type="float" office:value="71" calcext:value-type="float">
            <text:p>71</text:p>
          </table:table-cell>
          <table:table-cell table:style-name="ce15" office:value-type="float" office:value="0.0767979621887207" calcext:value-type="float">
            <text:p>0,08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3782043457" calcext:value-type="float">
            <text:p>0,00</text:p>
          </table:table-cell>
          <table:table-cell table:style-name="ce11" office:value-type="float" office:value="48" calcext:value-type="float">
            <text:p>48</text:p>
          </table:table-cell>
          <table:table-cell table:style-name="ce15" office:value-type="float" office:value="0.0788002014160156" calcext:value-type="float">
            <text:p>0,0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484825134277" calcext:value-type="float">
            <text:p>0,0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0.0135447978973389" calcext:value-type="float">
            <text:p>0,0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84245300293" calcext:value-type="float">
            <text:p>0,0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0.0129044055938721" calcext:value-type="float">
            <text:p>0,0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55599498748779" calcext:value-type="float">
            <text:p>0,76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8.33493518829346" calcext:value-type="float">
            <text:p>8,33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les_5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840234994888306" calcext:value-type="float">
            <text:p>0,84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float" office:value="10.9925463199615" calcext:value-type="float">
            <text:p>10,9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9512920379639" calcext:value-type="float">
            <text:p>0,0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153556346893311" calcext:value-type="float">
            <text:p>0,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60002613067627" calcext:value-type="float">
            <text:p>0,03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159833192825317" calcext:value-type="float">
            <text:p>0,1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7097225189209" calcext:value-type="float">
            <text:p>0,03</text:p>
          </table:table-cell>
          <table:table-cell table:style-name="ce11" office:value-type="float" office:value="92" calcext:value-type="float">
            <text:p>92</text:p>
          </table:table-cell>
          <table:table-cell table:style-name="ce15" office:value-type="float" office:value="2.57858490943909" calcext:value-type="float">
            <text:p>2,58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9935855865479" calcext:value-type="float">
            <text:p>0,03</text:p>
          </table:table-cell>
          <table:table-cell table:style-name="ce11" office:value-type="float" office:value="61" calcext:value-type="float">
            <text:p>61</text:p>
          </table:table-cell>
          <table:table-cell table:style-name="ce15" office:value-type="float" office:value="1.15930604934692" calcext:value-type="float">
            <text:p>1,16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71074771881104" calcext:value-type="float">
            <text:p>0,03</text:p>
          </table:table-cell>
          <table:table-cell table:style-name="ce11" office:value-type="float" office:value="44" calcext:value-type="float">
            <text:p>44</text:p>
          </table:table-cell>
          <table:table-cell table:style-name="ce15" office:value-type="float" office:value="1.12348341941834" calcext:value-type="float">
            <text:p>1,12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69930362701416" calcext:value-type="float">
            <text:p>0,0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0.232179164886475" calcext:value-type="float">
            <text:p>0,2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71153450012207" calcext:value-type="float">
            <text:p>0,0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0.249844789505005" calcext:value-type="float">
            <text:p>0,2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1447105407715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252151489257813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08551979064941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_10_2.txt_hard.txt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7" calcext:value-type="float">
            <text:p>67</text:p>
          </table:table-cell>
          <table:table-cell table:style-name="ce15" office:value-type="float" office:value="0.0142686367034912" calcext:value-type="float">
            <text:p>0,01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0" calcext:value-type="float">
            <text:p>30</text:p>
          </table:table-cell>
          <table:table-cell table:style-name="ce15" office:value-type="float" office:value="0.00462532043457031" calcext:value-type="float">
            <text:p>0,0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8" calcext:value-type="float">
            <text:p>28</text:p>
          </table:table-cell>
          <table:table-cell table:style-name="ce15" office:value-type="float" office:value="0.00500035285949707" calcext:value-type="float">
            <text:p>0,0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float" office:value="0.00100064277648926" calcext:value-type="float">
            <text:p>0,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89198684692383" calcext:value-type="float">
            <text:p>0,0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float" office:value="0.00099945068359375" calcext:value-type="float">
            <text:p>0,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033187866211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116181373596191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986862182617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114049911499023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30_3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01983642578125" calcext:value-type="float">
            <text:p>0,00</text:p>
          </table:table-cell>
          <table:table-cell table:style-name="ce11" office:value-type="float" office:value="107" calcext:value-type="float">
            <text:p>107</text:p>
          </table:table-cell>
          <table:table-cell table:style-name="ce15" office:value-type="float" office:value="0.199691534042358" calcext:value-type="float">
            <text:p>0,20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8067893981934" calcext:value-type="float">
            <text:p>0,00</text:p>
          </table:table-cell>
          <table:table-cell table:style-name="ce11" office:value-type="float" office:value="55" calcext:value-type="float">
            <text:p>55</text:p>
          </table:table-cell>
          <table:table-cell table:style-name="ce15" office:value-type="float" office:value="0.0822575092315674" calcext:value-type="float">
            <text:p>0,0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7649002075195" calcext:value-type="float">
            <text:p>0,00</text:p>
          </table:table-cell>
          <table:table-cell table:style-name="ce11" office:value-type="float" office:value="53" calcext:value-type="float">
            <text:p>53</text:p>
          </table:table-cell>
          <table:table-cell table:style-name="ce15" office:value-type="float" office:value="0.081756591796875" calcext:value-type="float">
            <text:p>0,08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1964378356934" calcext:value-type="float">
            <text:p>0,0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0.0192289352416992" calcext:value-type="float">
            <text:p>0,0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2758407592773" calcext:value-type="float">
            <text:p>0,0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0.0190045833587647" calcext:value-type="float">
            <text:p>0,0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63452768325806" calcext:value-type="float">
            <text:p>0,76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6.88984131813049" calcext:value-type="float">
            <text:p>6,8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10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893053293228149" calcext:value-type="float">
            <text:p>0,89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float" office:value="9.1202232837677" calcext:value-type="float">
            <text:p>9,1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19142436981201" calcext:value-type="float">
            <text:p>0,0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224978923797607" calcext:value-type="float">
            <text:p>0,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9160785675049" calcext:value-type="float">
            <text:p>0,0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238592624664307" calcext:value-type="float">
            <text:p>0,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40013599395752" calcext:value-type="float">
            <text:p>0,02</text:p>
          </table:table-cell>
          <table:table-cell table:style-name="ce11" office:value-type="float" office:value="30" calcext:value-type="float">
            <text:p>30</text:p>
          </table:table-cell>
          <table:table-cell table:style-name="ce15" office:value-type="float" office:value="0.531853199005127" calcext:value-type="float">
            <text:p>0,53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10003852844238" calcext:value-type="float">
            <text:p>0,0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491452217102051" calcext:value-type="float">
            <text:p>0,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9935646057129" calcext:value-type="float">
            <text:p>0,0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759103298187256" calcext:value-type="float">
            <text:p>0,0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17862129211426" calcext:value-type="float">
            <text:p>0,0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0486245155334473" calcext:value-type="float">
            <text:p>0,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0120887756348" calcext:value-type="float">
            <text:p>0,0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0513236522674561" calcext:value-type="float">
            <text:p>0,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100016593933105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_10_2.txt_hard.txt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0" calcext:value-type="float">
            <text:p>30</text:p>
          </table:table-cell>
          <table:table-cell table:style-name="ce15" office:value-type="float" office:value="0.00373005867004395" calcext:value-type="float">
            <text:p>0,0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0911235809326172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451545715332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303959846496582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19273567199707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19996166229248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30_3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0113606452941895" calcext:value-type="float">
            <text:p>0,00</text:p>
          </table:table-cell>
          <table:table-cell table:style-name="ce11" office:value-type="float" office:value="29" calcext:value-type="float">
            <text:p>29</text:p>
          </table:table-cell>
          <table:table-cell table:style-name="ce15" office:value-type="float" office:value="0.0379927158355713" calcext:value-type="float">
            <text:p>0,0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23405456542969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563430786132813" calcext:value-type="float">
            <text:p>0,0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1447105407715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399422645568848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1113319396973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273704528808594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3473663330078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408482551574707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21890926361084" calcext:value-type="float">
            <text:p>0,7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1.41889190673828" calcext:value-type="float">
            <text:p>1,4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2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82718420028687" calcext:value-type="float">
            <text:p>0,7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1.64222884178162" calcext:value-type="float">
            <text:p>1,6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219108581543" calcext:value-type="float">
            <text:p>0,0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931768417358398" calcext:value-type="float">
            <text:p>0,0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7860679626465" calcext:value-type="float">
            <text:p>0,0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106581926345825" calcext:value-type="float">
            <text:p>0,1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40023136138916" calcext:value-type="float">
            <text:p>0,02</text:p>
          </table:table-cell>
          <table:table-cell table:style-name="ce11" office:value-type="float" office:value="84" calcext:value-type="float">
            <text:p>84</text:p>
          </table:table-cell>
          <table:table-cell table:style-name="ce15" office:value-type="float" office:value="2.08731293678284" calcext:value-type="float">
            <text:p>2,09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99422454834" calcext:value-type="float">
            <text:p>0,02</text:p>
          </table:table-cell>
          <table:table-cell table:style-name="ce11" office:value-type="float" office:value="72" calcext:value-type="float">
            <text:p>72</text:p>
          </table:table-cell>
          <table:table-cell table:style-name="ce15" office:value-type="float" office:value="1.1148374080658" calcext:value-type="float">
            <text:p>1,11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9991416931152" calcext:value-type="float">
            <text:p>0,02</text:p>
          </table:table-cell>
          <table:table-cell table:style-name="ce11" office:value-type="float" office:value="41" calcext:value-type="float">
            <text:p>41</text:p>
          </table:table-cell>
          <table:table-cell table:style-name="ce15" office:value-type="float" office:value="1.01189756393433" calcext:value-type="float">
            <text:p>1,01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073928833008" calcext:value-type="float">
            <text:p>0,02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0.17127537727356" calcext:value-type="float">
            <text:p>0,1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6798267364502" calcext:value-type="float">
            <text:p>0,03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float" office:value="0.185483694076538" calcext:value-type="float">
            <text:p>0,1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01184844970703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00207328796387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_10_2.txt_hard.txt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59" calcext:value-type="float">
            <text:p>59</text:p>
          </table:table-cell>
          <table:table-cell table:style-name="ce15" office:value-type="float" office:value="0.00954246520996094" calcext:value-type="float">
            <text:p>0,01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8" calcext:value-type="float">
            <text:p>28</text:p>
          </table:table-cell>
          <table:table-cell table:style-name="ce15" office:value-type="float" office:value="0.00469517707824707" calcext:value-type="float">
            <text:p>0,0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28" calcext:value-type="float">
            <text:p>28</text:p>
          </table:table-cell>
          <table:table-cell table:style-name="ce15" office:value-type="float" office:value="0.00451135635375977" calcext:value-type="float">
            <text:p>0,0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016593933105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0114345550537109" calcext:value-type="float">
            <text:p>0,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0109601020812988" calcext:value-type="float">
            <text:p>0,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7948684692383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0722265243530273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270248413086" calcext:value-type="float">
            <text:p>0,0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.00808882713317871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30_3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0208282470703125" calcext:value-type="float">
            <text:p>0,00</text:p>
          </table:table-cell>
          <table:table-cell table:style-name="ce11" office:value-type="float" office:value="90" calcext:value-type="float">
            <text:p>90</text:p>
          </table:table-cell>
          <table:table-cell table:style-name="ce15" office:value-type="float" office:value="0.173332452774048" calcext:value-type="float">
            <text:p>0,17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437141418457" calcext:value-type="float">
            <text:p>0,00</text:p>
          </table:table-cell>
          <table:table-cell table:style-name="ce11" office:value-type="float" office:value="71" calcext:value-type="float">
            <text:p>71</text:p>
          </table:table-cell>
          <table:table-cell table:style-name="ce15" office:value-type="float" office:value="0.0789244174957275" calcext:value-type="float">
            <text:p>0,08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0843811035156" calcext:value-type="float">
            <text:p>0,00</text:p>
          </table:table-cell>
          <table:table-cell table:style-name="ce11" office:value-type="float" office:value="41" calcext:value-type="float">
            <text:p>41</text:p>
          </table:table-cell>
          <table:table-cell table:style-name="ce15" office:value-type="float" office:value="0.0756714344024658" calcext:value-type="float">
            <text:p>0,0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89013671875" calcext:value-type="float">
            <text:p>0,0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0.0127894878387451" calcext:value-type="float">
            <text:p>0,0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6166229248" calcext:value-type="float">
            <text:p>0,0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0.0143945217132568" calcext:value-type="float">
            <text:p>0,0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52572536468506" calcext:value-type="float">
            <text:p>0,75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5.20692133903503" calcext:value-type="float">
            <text:p>5,2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ng_island_5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99604177474976" calcext:value-type="float">
            <text:p>0,8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6.63977456092835" calcext:value-type="float">
            <text:p>6,6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3935585021973" calcext:value-type="float">
            <text:p>0,02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150279760360718" calcext:value-type="float">
            <text:p>0,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60000228881836" calcext:value-type="float">
            <text:p>0,03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162906885147095" calcext:value-type="float">
            <text:p>0,1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56631374359131" calcext:value-type="float">
            <text:p>0,03</text:p>
          </table:table-cell>
          <table:table-cell table:style-name="ce11" office:value-type="float" office:value="91" calcext:value-type="float">
            <text:p>91</text:p>
          </table:table-cell>
          <table:table-cell table:style-name="ce15" office:value-type="float" office:value="2.54717755317688" calcext:value-type="float">
            <text:p>2,55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402379989624" calcext:value-type="float">
            <text:p>0,02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1.33724093437195" calcext:value-type="float">
            <text:p>1,34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71451473236084" calcext:value-type="float">
            <text:p>0,03</text:p>
          </table:table-cell>
          <table:table-cell table:style-name="ce11" office:value-type="float" office:value="54" calcext:value-type="float">
            <text:p>54</text:p>
          </table:table-cell>
          <table:table-cell table:style-name="ce15" office:value-type="float" office:value="1.28393864631653" calcext:value-type="float">
            <text:p>1,28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50446796417236" calcext:value-type="float">
            <text:p>0,03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0.345520734786987" calcext:value-type="float">
            <text:p>0,3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6674747467041" calcext:value-type="float">
            <text:p>0,03</text:p>
          </table:table-cell>
          <table:table-cell table:style-name="ce11" office:value-type="float" office:value="18" calcext:value-type="float">
            <text:p>18</text:p>
          </table:table-cell>
          <table:table-cell table:style-name="ce15" office:value-type="float" office:value="0.361384391784668" calcext:value-type="float">
            <text:p>0,3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00183486938477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104737281799316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_1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8" calcext:value-type="float">
            <text:p>68</text:p>
          </table:table-cell>
          <table:table-cell table:style-name="ce15" office:value-type="float" office:value="0.0155313014984131" calcext:value-type="float">
            <text:p>0,02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1" calcext:value-type="float">
            <text:p>31</text:p>
          </table:table-cell>
          <table:table-cell table:style-name="ce15" office:value-type="float" office:value="0.00568056106567383" calcext:value-type="float">
            <text:p>0,0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1" calcext:value-type="float">
            <text:p>31</text:p>
          </table:table-cell>
          <table:table-cell table:style-name="ce15" office:value-type="float" office:value="0.00606918334960938" calcext:value-type="float">
            <text:p>0,0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0.00199699401855469" calcext:value-type="float">
            <text:p>0,0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0.00153541564941406" calcext:value-type="float">
            <text:p>0,0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1965503692627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0126571655273438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85504150391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0130476951599121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30_3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0205659866333008" calcext:value-type="float">
            <text:p>0,00</text:p>
          </table:table-cell>
          <table:table-cell table:style-name="ce11" office:value-type="float" office:value="98" calcext:value-type="float">
            <text:p>98</text:p>
          </table:table-cell>
          <table:table-cell table:style-name="ce15" office:value-type="float" office:value="0.200785398483276" calcext:value-type="float">
            <text:p>0,2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6166229248" calcext:value-type="float">
            <text:p>0,00</text:p>
          </table:table-cell>
          <table:table-cell table:style-name="ce11" office:value-type="float" office:value="62" calcext:value-type="float">
            <text:p>62</text:p>
          </table:table-cell>
          <table:table-cell table:style-name="ce15" office:value-type="float" office:value="0.0959281921386719" calcext:value-type="float">
            <text:p>0,1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3782043457" calcext:value-type="float">
            <text:p>0,00</text:p>
          </table:table-cell>
          <table:table-cell table:style-name="ce11" office:value-type="float" office:value="61" calcext:value-type="float">
            <text:p>61</text:p>
          </table:table-cell>
          <table:table-cell table:style-name="ce15" office:value-type="float" office:value="0.0945401191711426" calcext:value-type="float">
            <text:p>0,0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389457702637" calcext:value-type="float">
            <text:p>0,0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0.0246665477752686" calcext:value-type="float">
            <text:p>0,0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2475318908691" calcext:value-type="float">
            <text:p>0,00</text:p>
          </table:table-cell>
          <table:table-cell table:style-name="ce11" office:value-type="float" office:value="18" calcext:value-type="float">
            <text:p>18</text:p>
          </table:table-cell>
          <table:table-cell table:style-name="ce15" office:value-type="float" office:value="0.0247151851654053" calcext:value-type="float">
            <text:p>0,0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8609561920166" calcext:value-type="float">
            <text:p>0,79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10.0739650726318" calcext:value-type="float">
            <text:p>10,0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10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846933603286743" calcext:value-type="float">
            <text:p>0,85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12.2023565769196" calcext:value-type="float">
            <text:p>12,2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13918685913086" calcext:value-type="float">
            <text:p>0,0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227606296539307" calcext:value-type="float">
            <text:p>0,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7760543823242" calcext:value-type="float">
            <text:p>0,0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244152545928955" calcext:value-type="float">
            <text:p>0,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30007171630859" calcext:value-type="float">
            <text:p>0,02</text:p>
          </table:table-cell>
          <table:table-cell table:style-name="ce11" office:value-type="float" office:value="43" calcext:value-type="float">
            <text:p>43</text:p>
          </table:table-cell>
          <table:table-cell table:style-name="ce15" office:value-type="float" office:value="0.485636472702026" calcext:value-type="float">
            <text:p>0,49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19931602478027" calcext:value-type="float">
            <text:p>0,0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472333431243897" calcext:value-type="float">
            <text:p>0,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8651504516602" calcext:value-type="float">
            <text:p>0,0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507142543792725" calcext:value-type="float">
            <text:p>0,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0859050750732" calcext:value-type="float">
            <text:p>0,0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0474610328674316" calcext:value-type="float">
            <text:p>0,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0841636657715" calcext:value-type="float">
            <text:p>0,0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0499918460845947" calcext:value-type="float">
            <text:p>0,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66548919677734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_10_2.txt_hard.txt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0.00100064277648926" calcext:value-type="float">
            <text:p>0,00</text:p>
          </table:table-cell>
          <table:table-cell table:style-name="ce11" office:value-type="float" office:value="65" calcext:value-type="float">
            <text:p>65</text:p>
          </table:table-cell>
          <table:table-cell table:style-name="ce15" office:value-type="float" office:value="0.00905466079711914" calcext:value-type="float">
            <text:p>0,01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148105621337891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0088119506836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9505653381348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19993782043457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7908248901367" calcext:value-type="float">
            <text:p>0,0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0107645988464355" calcext:value-type="float">
            <text:p>0,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30_3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00982761383056641" calcext:value-type="float">
            <text:p>0,00</text:p>
          </table:table-cell>
          <table:table-cell table:style-name="ce11" office:value-type="float" office:value="42" calcext:value-type="float">
            <text:p>42</text:p>
          </table:table-cell>
          <table:table-cell table:style-name="ce15" office:value-type="float" office:value="0.0382552146911621" calcext:value-type="float">
            <text:p>0,04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8139419555664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405144691467285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8687782287598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.00500249862670898" calcext:value-type="float">
            <text:p>0,0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1010704040527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362014770507813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30_3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02496147155762" calcext:value-type="float">
            <text:p>0,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00304603576660156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500_5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13228225708008" calcext:value-type="float">
            <text:p>0,7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1.42451333999634" calcext:value-type="float">
            <text:p>1,4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2_500_5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92378425598145" calcext:value-type="float">
            <text:p>0,7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1.60173034667969" calcext:value-type="float">
            <text:p>1,6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0_10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29203701019287" calcext:value-type="float">
            <text:p>0,02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0947132110595703" calcext:value-type="float">
            <text:p>0,0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0_10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0001678466797" calcext:value-type="float">
            <text:p>0,02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102659702301025" calcext:value-type="float">
            <text:p>0,1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0_10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243556499481201" calcext:value-type="float">
            <text:p>0,02</text:p>
          </table:table-cell>
          <table:table-cell table:style-name="ce11" office:value-type="float" office:value="81" calcext:value-type="float">
            <text:p>81</text:p>
          </table:table-cell>
          <table:table-cell table:style-name="ce15" office:value-type="float" office:value="2.03698301315308" calcext:value-type="float">
            <text:p>2,04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0_10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33750343322754" calcext:value-type="float">
            <text:p>0,02</text:p>
          </table:table-cell>
          <table:table-cell table:style-name="ce11" office:value-type="float" office:value="88" calcext:value-type="float">
            <text:p>88</text:p>
          </table:table-cell>
          <table:table-cell table:style-name="ce15" office:value-type="float" office:value="1.2281219959259" calcext:value-type="float">
            <text:p>1,23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0_10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0066051483154" calcext:value-type="float">
            <text:p>0,02</text:p>
          </table:table-cell>
          <table:table-cell table:style-name="ce11" office:value-type="float" office:value="55" calcext:value-type="float">
            <text:p>55</text:p>
          </table:table-cell>
          <table:table-cell table:style-name="ce15" office:value-type="float" office:value="1.18704557418823" calcext:value-type="float">
            <text:p>1,1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0_10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9602794647217" calcext:value-type="float">
            <text:p>0,02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0.277578830718994" calcext:value-type="float">
            <text:p>0,2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0_10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249984264373779" calcext:value-type="float">
            <text:p>0,02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float" office:value="0.297571897506714" calcext:value-type="float">
            <text:p>0,3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_1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69409942626953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_1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_1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0103425979614258" calcext:value-type="float">
            <text:p>0,00</text:p>
          </table:table-cell>
          <table:table-cell table:style-name="ce11" office:value-type="float" office:value="69" calcext:value-type="float">
            <text:p>69</text:p>
          </table:table-cell>
          <table:table-cell table:style-name="ce15" office:value-type="float" office:value="0.012040376663208" calcext:value-type="float">
            <text:p>0,01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_1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0965595245361328" calcext:value-type="float">
            <text:p>0,00</text:p>
          </table:table-cell>
          <table:table-cell table:style-name="ce11" office:value-type="float" office:value="30" calcext:value-type="float">
            <text:p>30</text:p>
          </table:table-cell>
          <table:table-cell table:style-name="ce15" office:value-type="float" office:value="0.00499963760375977" calcext:value-type="float">
            <text:p>0,0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_1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30" calcext:value-type="float">
            <text:p>30</text:p>
          </table:table-cell>
          <table:table-cell table:style-name="ce15" office:value-type="float" office:value="0.0055079460144043" calcext:value-type="float">
            <text:p>0,0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_1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0.000998973846435547" calcext:value-type="float">
            <text:p>0,0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10_10_7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,0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0.00200057029724121" calcext:value-type="float">
            <text:p>0,0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30_30_10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699401855469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00681591033935547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30_30_10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08330154418945" calcext:value-type="float">
            <text:p>0,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00850939750671387" calcext:value-type="float">
            <text:p>0,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30_30_2.txt_hard.txt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00271081924438477" calcext:value-type="float">
            <text:p>0,00</text:p>
          </table:table-cell>
          <table:table-cell table:style-name="ce11" office:value-type="float" office:value="97" calcext:value-type="float">
            <text:p>97</text:p>
          </table:table-cell>
          <table:table-cell table:style-name="ce15" office:value-type="float" office:value="0.172931432723999" calcext:value-type="float">
            <text:p>0,17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30_30_5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675559997559" calcext:value-type="float">
            <text:p>0,00</text:p>
          </table:table-cell>
          <table:table-cell table:style-name="ce11" office:value-type="float" office:value="65" calcext:value-type="float">
            <text:p>65</text:p>
          </table:table-cell>
          <table:table-cell table:style-name="ce15" office:value-type="float" office:value="0.090263843536377" calcext:value-type="float">
            <text:p>0,0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30_30_5.txt_hard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19991397857666" calcext:value-type="float">
            <text:p>0,00</text:p>
          </table:table-cell>
          <table:table-cell table:style-name="ce11" office:value-type="float" office:value="61" calcext:value-type="float">
            <text:p>61</text:p>
          </table:table-cell>
          <table:table-cell table:style-name="ce15" office:value-type="float" office:value="0.0869753360748291" calcext:value-type="float">
            <text:p>0,0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ninsule_5_30_30_7.tx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00225234031677246" calcext:value-type="float">
            <text:p>0,00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float" office:value="0.0217156410217285" calcext:value-type="float">
            <text:p>0,0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number-rows-repeated="104823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5T16:26:24.763000000</dc:date>
    <meta:editing-duration>PT1H27M45S</meta:editing-duration>
    <meta:editing-cycles>1</meta:editing-cycles>
    <meta:document-statistic meta:table-count="1" meta:cell-count="2046" meta:object-count="0"/>
    <meta:generator>LibreOffice/7.5.0.3$Windows_X86_64 LibreOffice_project/c21113d003cd3efa8c53188764377a8272d9d6de</meta:generator>
  </office:meta>
</office:document-meta>
</file>